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7162" officeooo:paragraph-rsid="001d7162"/>
    </style:style>
    <style:style style:name="P2" style:family="paragraph" style:parent-style-name="Standard">
      <style:paragraph-properties fo:text-align="center" style:justify-single-word="false"/>
      <style:text-properties officeooo:rsid="001d7162" officeooo:paragraph-rsid="001d7162"/>
    </style:style>
    <style:style style:name="P3" style:family="paragraph" style:parent-style-name="Standard">
      <style:paragraph-properties fo:text-align="end" style:justify-single-word="false"/>
      <style:text-properties officeooo:rsid="001d7162" officeooo:paragraph-rsid="001d7162"/>
    </style:style>
    <style:style style:name="P4" style:family="paragraph" style:parent-style-name="Standard">
      <style:paragraph-properties fo:text-align="justify" style:justify-single-word="false"/>
      <style:text-properties officeooo:rsid="001dadfe" officeooo:paragraph-rsid="001dadfe"/>
    </style:style>
    <style:style style:name="P5" style:family="paragraph" style:parent-style-name="Standard">
      <style:paragraph-properties fo:text-align="end" style:justify-single-word="false"/>
      <style:text-properties officeooo:rsid="001dadfe" officeooo:paragraph-rsid="001dadfe"/>
    </style:style>
    <style:style style:name="P6" style:family="paragraph" style:parent-style-name="Standard">
      <style:paragraph-properties fo:text-align="justify" style:justify-single-word="false"/>
      <style:text-properties officeooo:rsid="001f26f2" officeooo:paragraph-rsid="001f26f2"/>
    </style:style>
    <style:style style:name="P7" style:family="paragraph" style:parent-style-name="Standard">
      <style:paragraph-properties fo:text-align="end" style:justify-single-word="false"/>
      <style:text-properties officeooo:rsid="001f26f2" officeooo:paragraph-rsid="001f26f2"/>
    </style:style>
    <style:style style:name="P8" style:family="paragraph" style:parent-style-name="Standard">
      <style:paragraph-properties fo:text-align="justify" style:justify-single-word="false"/>
      <style:text-properties officeooo:rsid="0020d901" officeooo:paragraph-rsid="0020d901"/>
    </style:style>
    <style:style style:name="P9" style:family="paragraph" style:parent-style-name="Standard">
      <style:paragraph-properties fo:text-align="end" style:justify-single-word="false"/>
      <style:text-properties officeooo:rsid="0020d901" officeooo:paragraph-rsid="0020d901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0d901" officeooo:paragraph-rsid="0020d901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d901" officeooo:paragraph-rsid="0020d90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6f2" officeooo:paragraph-rsid="001f26f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adfe" officeooo:paragraph-rsid="001dadf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7162" officeooo:paragraph-rsid="001d716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937f" officeooo:paragraph-rsid="0025937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5344" officeooo:paragraph-rsid="0026534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720b" officeooo:paragraph-rsid="0033720b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7162" officeooo:paragraph-rsid="001d716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2456a6" officeooo:paragraph-rsid="002456a6"/>
    </style:style>
    <style:style style:name="P20" style:family="paragraph" style:parent-style-name="Standard">
      <style:paragraph-properties fo:text-align="justify" style:justify-single-word="false"/>
      <style:text-properties officeooo:rsid="002456a6" officeooo:paragraph-rsid="002456a6"/>
    </style:style>
    <style:style style:name="P21" style:family="paragraph" style:parent-style-name="Standard">
      <style:paragraph-properties fo:text-align="justify" style:justify-single-word="false"/>
      <style:text-properties officeooo:rsid="0025937f" officeooo:paragraph-rsid="0025937f"/>
    </style:style>
    <style:style style:name="P22" style:family="paragraph" style:parent-style-name="Standard">
      <style:paragraph-properties fo:text-align="justify" style:justify-single-word="false"/>
      <style:text-properties officeooo:rsid="00265344" officeooo:paragraph-rsid="00265344"/>
    </style:style>
    <style:style style:name="P23" style:family="paragraph" style:parent-style-name="Standard">
      <style:paragraph-properties fo:text-align="justify" style:justify-single-word="false"/>
      <style:text-properties officeooo:rsid="002b0e1c" officeooo:paragraph-rsid="002b0e1c"/>
    </style:style>
    <style:style style:name="P24" style:family="paragraph" style:parent-style-name="Standard">
      <style:paragraph-properties fo:text-align="justify" style:justify-single-word="false"/>
      <style:text-properties officeooo:rsid="002c17be" officeooo:paragraph-rsid="002c17be"/>
    </style:style>
    <style:style style:name="P25" style:family="paragraph" style:parent-style-name="Standard">
      <style:paragraph-properties fo:text-align="justify" style:justify-single-word="false"/>
      <style:text-properties officeooo:rsid="002cd260" officeooo:paragraph-rsid="002cd260"/>
    </style:style>
    <style:style style:name="P26" style:family="paragraph" style:parent-style-name="Standard">
      <style:paragraph-properties fo:text-align="justify" style:justify-single-word="false"/>
      <style:text-properties officeooo:rsid="002ecc44" officeooo:paragraph-rsid="002ecc44"/>
    </style:style>
    <style:style style:name="P27" style:family="paragraph" style:parent-style-name="Standard">
      <style:paragraph-properties fo:text-align="justify" style:justify-single-word="false"/>
      <style:text-properties officeooo:rsid="003062b9" officeooo:paragraph-rsid="003062b9"/>
    </style:style>
    <style:style style:name="P28" style:family="paragraph" style:parent-style-name="Standard">
      <style:paragraph-properties fo:text-align="justify" style:justify-single-word="false"/>
      <style:text-properties officeooo:rsid="0033720b" officeooo:paragraph-rsid="0033720b"/>
    </style:style>
    <style:style style:name="P29" style:family="paragraph" style:parent-style-name="Standard">
      <style:paragraph-properties fo:text-align="justify" style:justify-single-word="false"/>
      <style:text-properties officeooo:rsid="002456a6" officeooo:paragraph-rsid="002456a6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officeooo:rsid="002456a6" officeooo:paragraph-rsid="002456a6"/>
    </style:style>
    <style:style style:name="P31" style:family="paragraph" style:parent-style-name="Standard">
      <style:paragraph-properties fo:text-align="justify" style:justify-single-word="false"/>
      <style:text-properties fo:color="#c9211e" loext:opacity="100%" officeooo:rsid="0033720b" officeooo:paragraph-rsid="0033720b"/>
    </style:style>
    <style:style style:name="P32" style:family="paragraph" style:parent-style-name="Standard">
      <style:paragraph-properties fo:text-align="justify" style:justify-single-word="false"/>
      <style:text-properties officeooo:rsid="0033720b" officeooo:paragraph-rsid="0033720b"/>
    </style:style>
    <style:style style:name="T1" style:family="text">
      <style:text-properties officeooo:rsid="00226ac9"/>
    </style:style>
    <style:style style:name="T2" style:family="text">
      <style:text-properties officeooo:rsid="00265344"/>
    </style:style>
    <style:style style:name="T3" style:family="text">
      <style:text-properties officeooo:rsid="002795c8"/>
    </style:style>
    <style:style style:name="T4" style:family="text">
      <style:text-properties officeooo:rsid="002b0e1c"/>
    </style:style>
    <style:style style:name="T5" style:family="text">
      <style:text-properties officeooo:rsid="002cd260"/>
    </style:style>
    <style:style style:name="T6" style:family="text">
      <style:text-properties officeooo:rsid="002de14b"/>
    </style:style>
    <style:style style:name="T7" style:family="text">
      <style:text-properties officeooo:rsid="0035b659"/>
    </style:style>
    <style:style style:name="T8" style:family="text">
      <style:text-properties style:text-underline-style="none" officeooo:rsid="0035b659"/>
    </style:style>
    <style:style style:name="T9" style:family="text">
      <style:text-properties officeooo:rsid="003664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artie 1 : les variables</text:p>
      <text:p text:style-name="P2"/>
      <text:p text:style-name="P1"/>
      <text:p text:style-name="P1"/>
      <text:p text:style-name="P2"/>
      <text:p text:style-name="P14">Exercice 1.1 : <text:span text:style-name="T7">(ok)</text:span></text:p>
      <text:p text:style-name="P1"/>
      <text:p text:style-name="P24">Solution :</text:p>
      <text:p text:style-name="P1">A = 3</text:p>
      <text:p text:style-name="P1">B = 4</text:p>
      <text:p text:style-name="P1"/>
      <text:p text:style-name="P1"/>
      <text:p text:style-name="P14">Exercice 1.2 : <text:span text:style-name="T7">(ok)</text:span></text:p>
      <text:p text:style-name="P1"/>
      <text:p text:style-name="P3">A = 5</text:p>
      <text:p text:style-name="P3">B = 3</text:p>
      <text:p text:style-name="P3">C = 8 (A+B)</text:p>
      <text:p text:style-name="P3">A = 2</text:p>
      <text:p text:style-name="P3">C = 1 (B-A)</text:p>
      <text:p text:style-name="P1"/>
      <text:p text:style-name="P24">Solution :</text:p>
      <text:p text:style-name="P1">A=2</text:p>
      <text:p text:style-name="P1">B=3</text:p>
      <text:p text:style-name="P1">C=1</text:p>
      <text:p text:style-name="P1"/>
      <text:p text:style-name="P1"/>
      <text:p text:style-name="P13">Exercice 1.3 : <text:span text:style-name="T7">(ok)</text:span></text:p>
      <text:p text:style-name="P4"/>
      <text:p text:style-name="P5">A = 5</text:p>
      <text:p text:style-name="P5">B = 9 (A+4)</text:p>
      <text:p text:style-name="P5">A = 6 (A+1)</text:p>
      <text:p text:style-name="P5">B = 2 (A-4)</text:p>
      <text:p text:style-name="P5"/>
      <text:p text:style-name="P24">Solution :</text:p>
      <text:p text:style-name="P4">A=6</text:p>
      <text:p text:style-name="P4">B=2</text:p>
      <text:p text:style-name="P4"/>
      <text:p text:style-name="P6"/>
      <text:p text:style-name="P12">Exercice 1.4 : <text:span text:style-name="T7">(ok)</text:span></text:p>
      <text:p text:style-name="P6"/>
      <text:p text:style-name="P7">A=3</text:p>
      <text:p text:style-name="P7">B=10</text:p>
      <text:p text:style-name="P7">C=13 (A+B)</text:p>
      <text:p text:style-name="P7">B=13(A+B)</text:p>
      <text:p text:style-name="P7">A=13</text:p>
      <text:p text:style-name="P7"/>
      <text:p text:style-name="P24">Solution :</text:p>
      <text:p text:style-name="P8">A=13</text:p>
      <text:p text:style-name="P8">B=13</text:p>
      <text:p text:style-name="P8">C=13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1">Exercice 1.5 : <text:span text:style-name="T7">(ok)</text:span></text:p>
      <text:p text:style-name="P8"/>
      <text:p text:style-name="P9">A=5</text:p>
      <text:p text:style-name="P9">B=2</text:p>
      <text:p text:style-name="P9">A=2</text:p>
      <text:p text:style-name="P9">B=<text:span text:style-name="T2">2</text:span></text:p>
      <text:p text:style-name="P9"/>
      <text:p text:style-name="P24">Solution :</text:p>
      <text:p text:style-name="P8">A=2</text:p>
      <text:p text:style-name="P8">B=<text:span text:style-name="T2">2</text:span></text:p>
      <text:p text:style-name="P8"/>
      <text:p text:style-name="P10"><text:span text:style-name="T1">Le</text:span>s deux dernières instructions permettent-elles d’échanger les deux valeurs de B et A ? Si</text:p>
      <text:p text:style-name="P10">l’on inverse les deux dernières instructions, cela change-t-il quelque chose ? <text:span text:style-name="T8">(pas ok)</text:span></text:p>
      <text:p text:style-name="P8"/>
      <text:p text:style-name="P19">A=5</text:p>
      <text:p text:style-name="P19">B=2</text:p>
      <text:p text:style-name="P19">B=5</text:p>
      <text:p text:style-name="P19">A=5</text:p>
      <text:p text:style-name="P19"/>
      <text:p text:style-name="P24">Solution :</text:p>
      <text:p text:style-name="P20">A=5</text:p>
      <text:p text:style-name="P20">B=5</text:p>
      <text:p text:style-name="P20"/>
      <text:p text:style-name="P20">Oui, A devient 5 au lieu de 2 <text:span text:style-name="T3">et B devient 5 au lieu de 2.</text:span></text:p>
      <text:p text:style-name="P20"/>
      <text:p text:style-name="P30">Les deux dernières instructions ne permettent donc pas d’échanger les deux valeurs de B et A, puisque l’une des deux valeurs (celle de A) est ici écrasée.<text:line-break/>Si l’on inverse les deux dernières instructions, cela ne changera rien du tout, hormis le fait que cette fois c’est la valeur de B qui sera écrasée.</text:p>
      <text:p text:style-name="P20"/>
      <text:p text:style-name="P20"/>
      <text:p text:style-name="P15">Exercice 1.6 : <text:span text:style-name="T9">(ok)</text:span></text:p>
      <text:p text:style-name="P21"/>
      <text:p text:style-name="P22">A=4</text:p>
      <text:p text:style-name="P22">B<text:span text:style-name="T4">=</text:span>6</text:p>
      <text:p text:style-name="P23">C</text:p>
      <text:p text:style-name="P23"/>
      <text:p text:style-name="P25">C ←A </text:p>
      <text:p text:style-name="P25">A ← B</text:p>
      <text:p text:style-name="P25">B ← C</text:p>
      <text:p text:style-name="P23"/>
      <text:p text:style-name="P25">Solution :</text:p>
      <text:p text:style-name="P25">C = 4</text:p>
      <text:p text:style-name="P25">A= 6</text:p>
      <text:p text:style-name="P25">B= 4</text:p>
      <text:p text:style-name="P25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16">E<text:span text:style-name="T5">xercice 1.7 : </text:span><text:span text:style-name="T9">(ok)</text:span></text:p>
      <text:p text:style-name="P22"/>
      <text:p text:style-name="P25">A ← 4<text:tab/><text:tab/><text:tab/><text:tab/><text:tab/><text:span text:style-name="T6">B ← A</text:span></text:p>
      <text:p text:style-name="P25">B ← 6<text:tab/><text:tab/><text:tab/><text:tab/><text:tab/><text:span text:style-name="T6">C ← B</text:span></text:p>
      <text:p text:style-name="P25">C ← 3<text:tab/><text:tab/><text:tab/><text:tab/><text:tab/><text:span text:style-name="T6">A ← C</text:span></text:p>
      <text:p text:style-name="P25">D</text:p>
      <text:p text:style-name="P25"/>
      <text:p text:style-name="P27">Solution :</text:p>
      <text:p text:style-name="P26">D ← A (4)</text:p>
      <text:p text:style-name="P26">A ← C(3)</text:p>
      <text:p text:style-name="P26">C ← B(6)</text:p>
      <text:p text:style-name="P26">B ← D(4)</text:p>
      <text:p text:style-name="P26"/>
      <text:p text:style-name="P26"/>
      <text:p text:style-name="P17">Exercice 1.8 : <text:span text:style-name="T9">(pas ok)</text:span></text:p>
      <text:p text:style-name="P28"/>
      <text:p text:style-name="P28">C ← "423"+"12"</text:p>
      <text:p text:style-name="P28">C ← 435</text:p>
      <text:p text:style-name="P28"/>
      <text:p text:style-name="P31">Il ne peut produire qu’une erreur d’exécution, puisqu’on ne peut pas additionner des caractères.</text:p>
      <text:p text:style-name="P28"/>
      <text:p text:style-name="P28"/>
      <text:p text:style-name="P17">Exercice 1.9 : <text:span text:style-name="T9">(ok)</text:span></text:p>
      <text:p text:style-name="P28"/>
      <text:p text:style-name="P28">C ← 423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3:37:19.988633820</meta:creation-date>
    <dc:date>2024-03-14T13:33:52.803570309</dc:date>
    <meta:editing-duration>PT41M12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293" meta:character-count="1236" meta:non-whitespace-character-count="1009"/>
  </office:meta>
</office:document-meta>
</file>